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.101cm"/>
    </style:style>
    <style:style style:name="Tabella1.A3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1.B5" style:family="table-cell">
      <style:table-cell-properties fo:padding="0.097cm" fo:border-left="0.3pt solid #000000" fo:border-right="none" fo:border-top="none" fo:border-bottom="0.3pt solid #000000"/>
    </style:style>
    <style:style style:name="Tabella1.C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905cm"/>
    </style:style>
    <style:style style:name="Tabella2.B" style:family="table-column">
      <style:table-column-properties style:column-width="6.906cm"/>
    </style:style>
    <style:style style:name="Tabella2.C" style:family="table-column">
      <style:table-column-properties style:column-width="0.291cm"/>
    </style:style>
    <style:style style:name="Tabella2.D" style:family="table-column">
      <style:table-column-properties style:column-width="1.508cm"/>
    </style:style>
    <style:style style:name="Tabella2.G" style:family="table-column">
      <style:table-column-properties style:column-width="0.079cm"/>
    </style:style>
    <style:style style:name="Tabella2.H" style:family="table-column">
      <style:table-column-properties style:column-width="1.323cm"/>
    </style:style>
    <style:style style:name="Tabella2.J" style:family="table-column">
      <style:table-column-properties style:column-width="2.302cm"/>
    </style:style>
    <style:style style:name="Tabella2.K" style:family="table-column">
      <style:table-column-properties style:column-width="3.704cm"/>
    </style:style>
    <style:style style:name="Tabella2.A1" style:family="table-cell">
      <style:table-cell-properties fo:background-color="transparent" fo:padding="0.097cm" fo:border="0.3pt solid #000000">
        <style:background-image/>
      </style:table-cell-properties>
    </style:style>
    <style:style style:name="Tabella2.A2" style:family="table-cell">
      <style:table-cell-properties style:vertical-align="middle"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C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E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G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I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2" style:family="table-cell">
      <style:table-cell-properties fo:background-color="#dddddd" fo:padding="0.097cm" fo:border="0.3pt solid #000000">
        <style:background-image/>
      </style:table-cell-properties>
    </style:style>
    <style:style style:name="Tabella2.A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none" fo:border-top="none" fo:border-bottom="0.3pt solid #000000"/>
    </style:style>
    <style:style style:name="Tabella2.B4" style:family="table-cell">
      <style:table-cell-properties fo:padding="0.097cm" fo:border-left="0.3pt solid #000000" fo:border-right="none" fo:border-top="none" fo:border-bottom="0.3pt solid #000000"/>
    </style:style>
    <style:style style:name="Tabella2.C4" style:family="table-cell">
      <style:table-cell-properties fo:padding="0.097cm" fo:border-left="0.3pt solid #000000" fo:border-right="none" fo:border-top="none" fo:border-bottom="0.3pt solid #000000"/>
    </style:style>
    <style:style style:name="Tabella2.E4" style:family="table-cell">
      <style:table-cell-properties fo:padding="0.097cm" fo:border-left="0.3pt solid #000000" fo:border-right="none" fo:border-top="none" fo:border-bottom="0.3pt solid #000000"/>
    </style:style>
    <style:style style:name="Tabella2.G4" style:family="table-cell">
      <style:table-cell-properties fo:padding="0.097cm" fo:border-left="0.3pt solid #000000" fo:border-right="none" fo:border-top="none" fo:border-bottom="0.3pt solid #000000"/>
    </style:style>
    <style:style style:name="Tabella2.I4" style:family="table-cell">
      <style:table-cell-properties fo:padding="0.097cm" fo:border-left="0.3pt solid #000000" fo:border-right="none" fo:border-top="none" fo:border-bottom="0.3pt solid #000000"/>
    </style:style>
    <style:style style:name="Tabella2.K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6" style:family="table-cell">
      <style:table-cell-properties fo:padding="0.097cm" fo:border-left="0.3pt solid #000000" fo:border-right="none" fo:border-top="none" fo:border-bottom="0.3pt solid #000000"/>
    </style:style>
    <style:style style:name="Tabella2.C6" style:family="table-cell">
      <style:table-cell-properties fo:padding="0.097cm" fo:border-left="0.3pt solid #000000" fo:border-right="none" fo:border-top="none" fo:border-bottom="0.3pt solid #000000"/>
    </style:style>
    <style:style style:name="Tabella2.E6" style:family="table-cell">
      <style:table-cell-properties fo:padding="0.097cm" fo:border-left="0.3pt solid #000000" fo:border-right="none" fo:border-top="none" fo:border-bottom="0.3pt solid #000000"/>
    </style:style>
    <style:style style:name="Tabella2.G6" style:family="table-cell">
      <style:table-cell-properties fo:padding="0.097cm" fo:border-left="0.3pt solid #000000" fo:border-right="none" fo:border-top="none" fo:border-bottom="0.3pt solid #000000"/>
    </style:style>
    <style:style style:name="Tabella2.I6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7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8" style:family="table-cell">
      <style:table-cell-properties fo:background-color="#dddddd" fo:padding="0.097cm" fo:border="0.3pt solid #000000">
        <style:background-image/>
      </style:table-cell-properties>
    </style:style>
    <style:style style:name="Tabella2.A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D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F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H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J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9" style:family="table-cell">
      <style:table-cell-properties fo:background-color="#dddddd" fo:padding="0.097cm" fo:border="0.3pt solid #000000">
        <style:background-image/>
      </style:table-cell-properties>
    </style:style>
    <style:style style:name="Tabella2.A10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1" style:family="table-cell">
      <style:table-cell-properties fo:padding="0.097cm" fo:border-left="0.3pt solid #000000" fo:border-right="none" fo:border-top="none" fo:border-bottom="0.3pt solid #000000"/>
    </style:style>
    <style:style style:name="Tabella2.B11" style:family="table-cell">
      <style:table-cell-properties fo:padding="0.097cm" fo:border-left="0.3pt solid #000000" fo:border-right="none" fo:border-top="none" fo:border-bottom="0.3pt solid #000000"/>
    </style:style>
    <style:style style:name="Tabella2.D11" style:family="table-cell">
      <style:table-cell-properties fo:padding="0.097cm" fo:border-left="0.3pt solid #000000" fo:border-right="none" fo:border-top="none" fo:border-bottom="0.3pt solid #000000"/>
    </style:style>
    <style:style style:name="Tabella2.F11" style:family="table-cell">
      <style:table-cell-properties fo:padding="0.097cm" fo:border-left="0.3pt solid #000000" fo:border-right="none" fo:border-top="none" fo:border-bottom="0.3pt solid #000000"/>
    </style:style>
    <style:style style:name="Tabella2.H11" style:family="table-cell">
      <style:table-cell-properties fo:padding="0.097cm" fo:border-left="0.3pt solid #000000" fo:border-right="none" fo:border-top="none" fo:border-bottom="0.3pt solid #000000"/>
    </style:style>
    <style:style style:name="Tabella2.J11" style:family="table-cell">
      <style:table-cell-properties fo:padding="0.097cm" fo:border-left="0.3pt solid #000000" fo:border-right="none" fo:border-top="none" fo:border-bottom="0.3pt solid #000000"/>
    </style:style>
    <style:style style:name="Tabella2.K11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3" style:family="table-cell">
      <style:table-cell-properties fo:padding="0.097cm" fo:border-left="0.3pt solid #000000" fo:border-right="none" fo:border-top="none" fo:border-bottom="0.3pt solid #000000"/>
    </style:style>
    <style:style style:name="Tabella2.D13" style:family="table-cell">
      <style:table-cell-properties fo:padding="0.097cm" fo:border-left="0.3pt solid #000000" fo:border-right="none" fo:border-top="none" fo:border-bottom="0.3pt solid #000000"/>
    </style:style>
    <style:style style:name="Tabella2.F13" style:family="table-cell">
      <style:table-cell-properties fo:padding="0.097cm" fo:border-left="0.3pt solid #000000" fo:border-right="none" fo:border-top="none" fo:border-bottom="0.3pt solid #000000"/>
    </style:style>
    <style:style style:name="Tabella2.H13" style:family="table-cell">
      <style:table-cell-properties fo:padding="0.097cm" fo:border-left="0.3pt solid #000000" fo:border-right="none" fo:border-top="none" fo:border-bottom="0.3pt solid #000000"/>
    </style:style>
    <style:style style:name="Tabella2.J1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4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1cm" fo:margin-left="0.03cm" table:align="left"/>
    </style:style>
    <style:style style:name="Tabella3.A" style:family="table-column">
      <style:table-column-properties style:column-width="7.205cm"/>
    </style:style>
    <style:style style:name="Tabella3.B" style:family="table-column">
      <style:table-column-properties style:column-width="0.097cm"/>
    </style:style>
    <style:style style:name="Tabella3.C" style:family="table-column">
      <style:table-column-properties style:column-width="1.711cm"/>
    </style:style>
    <style:style style:name="Tabella3.D" style:family="table-column">
      <style:table-column-properties style:column-width="1.808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3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3.I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6" style:family="table">
      <style:table-properties style:width="20.003cm" fo:break-before="page" table:align="margins"/>
    </style:style>
    <style:style style:name="Tabella6.A" style:family="table-column">
      <style:table-column-properties style:column-width="4.313cm" style:rel-column-width="14129*"/>
    </style:style>
    <style:style style:name="Tabella6.B" style:family="table-column">
      <style:table-column-properties style:column-width="5.689cm" style:rel-column-width="18637*"/>
    </style:style>
    <style:style style:name="Tabella6.C" style:family="table-column">
      <style:table-column-properties style:column-width="5.001cm" style:rel-column-width="16383*"/>
    </style:style>
    <style:style style:name="Tabella6.D" style:family="table-column">
      <style:table-column-properties style:column-width="5.001cm" style:rel-column-width="16386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6.D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padding="0.097cm" fo:border-left="0.05pt solid #000000" fo:border-right="none" fo:border-top="none" fo:border-bottom="0.05pt solid #000000"/>
    </style:style>
    <style:style style:name="Tabel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6.588cm" style:rel-column-width="21584*"/>
    </style:style>
    <style:style style:name="Tabella7.B" style:family="table-column">
      <style:table-column-properties style:column-width="1.614cm" style:rel-column-width="5287*"/>
    </style:style>
    <style:style style:name="Tabella7.C" style:family="table-column">
      <style:table-column-properties style:column-width="3.81cm" style:rel-column-width="12482*"/>
    </style:style>
    <style:style style:name="Tabella7.D" style:family="table-column">
      <style:table-column-properties style:column-width="3.598cm" style:rel-column-width="11789*"/>
    </style:style>
    <style:style style:name="Tabella7.E" style:family="table-column">
      <style:table-column-properties style:column-width="4.394cm" style:rel-column-width="14393*"/>
    </style:style>
    <style:style style:name="Tabella7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E1" style:family="table-cell">
      <style:table-cell-properties fo:background-color="#cccccc" fo:padding="0cm" fo:border="0.05pt solid #000000">
        <style:background-image/>
      </style:table-cell-properties>
    </style:style>
    <style:style style:name="Tabella7.A2" style:family="table-cell">
      <style:table-cell-properties fo:padding="0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cm" fo:border-left="0.05pt solid #000000" fo:border-right="none" fo:border-top="0.05pt solid #000000" fo:border-bottom="0.05pt solid #000000"/>
    </style:style>
    <style:style style:name="Tabella7.B3" style:family="table-cell">
      <style:table-cell-properties fo:padding="0cm" fo:border-left="0.05pt solid #000000" fo:border-right="none" fo:border-top="0.05pt solid #000000" fo:border-bottom="0.05pt solid #000000"/>
    </style:style>
    <style:style style:name="Tabella7.C3" style:family="table-cell">
      <style:table-cell-properties fo:padding="0cm" fo:border-left="0.05pt solid #000000" fo:border-right="none" fo:border-top="0.05pt solid #000000" fo:border-bottom="0.05pt solid #000000"/>
    </style:style>
    <style:style style:name="Tabella7.D3" style:family="table-cell">
      <style:table-cell-properties fo:padding="0cm" fo:border-left="0.05pt solid #000000" fo:border-right="none" fo:border-top="0.05pt solid #000000" fo:border-bottom="0.05pt solid #000000"/>
    </style:style>
    <style:style style:name="Tabella7.E3" style:family="table-cell">
      <style:table-cell-properties fo:padding="0cm" fo:border="0.05pt solid #000000"/>
    </style:style>
    <style:style style:name="Tabella7.4" style:family="table-row">
      <style:table-row-properties style:min-row-height="0.011cm"/>
    </style:style>
    <style:style style:name="Tabella7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3.889cm" style:rel-column-width="12742*"/>
    </style:style>
    <style:style style:name="Tabella9.B" style:family="table-column">
      <style:table-column-properties style:column-width="16.113cm" style:rel-column-width="52793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0.003cm" table:align="margins"/>
    </style:style>
    <style:style style:name="Tabella11.A" style:family="table-column">
      <style:table-column-properties style:column-width="20.003cm" style:rel-column-width="65535*"/>
    </style:style>
    <style:style style:name="Tabella11.A1" style:family="table-cell">
      <style:table-cell-properties fo:background-color="#cccccc" fo:padding="0.097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6622e7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6622e7" officeooo:paragraph-rsid="006622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1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Verdana1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Table_20_Contents">
      <style:text-properties style:use-window-font-color="true" style:font-name="Verdana1" fo:font-size="11pt" fo:font-style="normal" style:text-underline-style="none" fo:font-weight="bold" officeooo:rsid="005a6724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5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64dcb2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7288cc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7288cc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7288cc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7288cc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288cc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7288cc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288cc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6de66e" officeooo:paragraph-rsid="006de66e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52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3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6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57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58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59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0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1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2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6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6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5" style:family="paragraph" style:parent-style-name="Header">
      <style:paragraph-properties fo:text-align="center" style:justify-single-word="false"/>
      <style:text-properties fo:color="#ff3300" style:font-name="Verdana" fo:font-size="11pt" fo:font-style="normal" style:text-underline-style="solid" style:text-underline-width="auto" style:text-underline-color="font-color" fo:font-weight="bold" officeooo:rsid="007206c2" officeooo:paragraph-rsid="007206c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6" style:family="paragraph" style:parent-style-name="Footer">
      <style:paragraph-properties fo:text-align="end" style:justify-single-word="false"/>
      <style:text-properties style:font-name="Verdana"/>
    </style:style>
    <style:style style:name="P6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8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9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7pt" fo:font-style="normal" style:text-underline-style="none" fo:font-weight="bold" style:font-name-asian="SimSun" style:font-size-asian="6.0999999046325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2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7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7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normal" officeooo:paragraph-rsid="006de66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8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paragraph-rsid="006de6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officeooo:paragraph-rsid="006de66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8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7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8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8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4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288c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5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rsid="004a7b4f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6" style:family="paragraph" style:parent-style-name="Header" style:master-page-name="">
      <style:paragraph-properties fo:margin-left="0cm" fo:margin-right="0.009cm" fo:line-height="10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8pt" fo:font-style="normal" style:text-underline-style="none" fo:font-weight="normal" officeooo:rsid="004a7b4f" officeooo:paragraph-rsid="007288c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7" style:family="paragraph" style:parent-style-name="Standard">
      <style:paragraph-properties fo:margin-left="0cm" fo:margin-right="0.009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rsid="007e714d" officeooo:paragraph-rsid="007288c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8" style:family="paragraph" style:parent-style-name="Heading">
      <style:paragraph-properties fo:margin-top="0.101cm" fo:margin-bottom="0.101cm" loext:contextual-spacing="false"/>
      <style:text-properties style:font-name="Verdana" fo:font-size="6pt" style:font-size-asian="6pt" style:font-size-complex="6pt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T11" style:family="text">
      <style:text-properties officeooo:rsid="0064dcb2"/>
    </style:style>
    <style:style style:name="T12" style:family="text">
      <style:text-properties officeooo:rsid="006622e7"/>
    </style:style>
    <style:style style:name="T13" style:family="text">
      <style:text-properties officeooo:rsid="006957b2"/>
    </style:style>
    <style:style style:name="T14" style:family="text">
      <style:text-properties officeooo:rsid="0064ca3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4a7b4f"/>
    </style:style>
    <style:style style:name="T17" style:family="text">
      <style:text-properties fo:color="#ff3333" fo:font-weight="bold" officeooo:rsid="00594d62" style:font-weight-asian="bold" style:font-weight-complex="bold"/>
    </style:style>
    <style:style style:name="T18" style:family="text">
      <style:text-properties fo:color="#ff3333" fo:font-weight="bold" officeooo:rsid="0058b733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text:text-input text:description="&lt;for each=&quot;o in objects&quot;&gt;">starts for loop item objects</text:text-input></text:p>
      <text:p text:style-name="P54"><text:placeholder text:placeholder-type="text">&lt;setLang(user.lang or 'it_IT')&gt;</text:placeholder></text:p>
      <text:p text:style-name="P54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3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7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28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17"><draw:text-box fo:min-width="1.769cm"><text:p text:style-name="P51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2"><text:placeholder text:placeholder-type="text">&lt;translate_static('N. Partita', user.lang)&gt;</text:placeholder><text:span text:style-name="T9">:</text:span></text:p>
            <text:p text:style-name="P69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5" office:value-type="string">
            <text:p text:style-name="P11"><text:placeholder text:placeholder-type="text">&lt;translate_static('Prodotto', user.lang)&gt;</text:placeholder><text:span text:style-name="T9">:</text:span></text:p>
            <text:p text:style-name="P68">[<text:placeholder text:placeholder-type="text">&lt;o.product.default_code&gt;</text:placeholder>]</text:p>
            <text:p text:style-name="P68"><text:placeholder text:placeholder-type="text">&lt;o.product.name&gt;</text:placeholder></text:p>
          </table:table-cell>
          <table:table-cell table:style-name="Tabella1.C5" office:value-type="string">
            <text:p text:style-name="P11"><text:placeholder text:placeholder-type="text">&lt;translate_static('Impianto', user.lang)&gt;</text:placeholder><text:span text:style-name="T9">:</text:span></text:p>
            <text:p text:style-name="P68"><text:placeholder text:placeholder-type="text">&lt;o.workcenter_id.name or ""&gt;</text:placeholder></text:p>
          </table:table-cell>
          <table:table-cell table:style-name="Tabella1.A2" office:value-type="string">
            <text:p text:style-name="P11"><text:placeholder text:placeholder-type="text">&lt;translate_static('Data', user.lang)&gt;</text:placeholder><text:span text:style-name="T9">:</text:span></text:p>
            <text:p text:style-name="P68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7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D"/>
        <table:table-column table:style-name="Tabella2.G"/>
        <table:table-column table:style-name="Tabella2.H"/>
        <table:table-column table:style-name="Tabella2.G"/>
        <table:table-column table:style-name="Tabella2.J"/>
        <table:table-column table:style-name="Tabella2.K"/>
        <table:table-row>
          <table:table-cell table:style-name="Tabella2.A1" table:number-columns-spanned="11" office:value-type="string">
            <text:p text:style-name="P80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29">Cod. Dog.</text:p>
          </table:table-cell>
          <table:table-cell table:style-name="Tabella2.B2" office:value-type="string">
            <text:p text:style-name="P23">Componenti</text:p>
          </table:table-cell>
          <table:table-cell table:style-name="Tabella2.C2" table:number-columns-spanned="2" office:value-type="string">
            <text:p text:style-name="P23">Kg.</text:p>
          </table:table-cell>
          <table:covered-table-cell/>
          <table:table-cell table:style-name="Tabella2.E2" table:number-columns-spanned="2" office:value-type="string">
            <text:p text:style-name="P23">Lt.</text:p>
          </table:table-cell>
          <table:covered-table-cell/>
          <table:table-cell table:style-name="Tabella2.G2" table:number-columns-spanned="2" office:value-type="string">
            <text:p text:style-name="P23">Sac.</text:p>
          </table:table-cell>
          <table:covered-table-cell/>
          <table:table-cell table:style-name="Tabella2.I2" table:number-columns-spanned="2" office:value-type="string">
            <text:p text:style-name="P23">Lotto</text:p>
          </table:table-cell>
          <table:covered-table-cell/>
          <table:table-cell table:style-name="Tabella2.K2" office:value-type="string">
            <text:p text:style-name="P23">Variazioni</text:p>
          </table:table-cell>
        </table:table-row>
        <table:table-row>
          <table:table-cell table:style-name="Tabella2.A7" table:number-columns-spanned="11" office:value-type="string">
            <text:p text:style-name="P74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89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4" office:value-type="string">
            <text:p text:style-name="P88"><text:placeholder text:placeholder-type="text">&lt;material.product_id.name&gt;</text:placeholder></text:p>
          </table:table-cell>
          <table:table-cell table:style-name="Tabella2.C4" table:number-columns-spanned="2" office:value-type="string">
            <text:p text:style-name="P71"><text:placeholder text:placeholder-type="text">&lt;formatLang(material.quantity / o.cycle)&gt;</text:placeholder></text:p>
          </table:table-cell>
          <table:covered-table-cell/>
          <table:table-cell table:style-name="Tabella2.E4" table:number-columns-spanned="2" office:value-type="string">
            <text:p text:style-name="P7"/>
          </table:table-cell>
          <table:covered-table-cell/>
          <table:table-cell table:style-name="Tabella2.G4" table:number-columns-spanned="2" office:value-type="string">
            <text:p text:style-name="P7"/>
          </table:table-cell>
          <table:covered-table-cell/>
          <table:table-cell table:style-name="Tabella2.I4" table:number-columns-spanned="2" office:value-type="string">
            <text:p text:style-name="P7"/>
          </table:table-cell>
          <table:covered-table-cell/>
          <table:table-cell table:style-name="Tabella2.K4" office:value-type="string">
            <text:p text:style-name="P7"/>
          </table:table-cell>
        </table:table-row>
        <table:table-row>
          <table:table-cell table:style-name="Tabella2.A7" table:number-columns-spanned="11" office:value-type="string">
            <text:p text:style-name="P74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2" office:value-type="string">
            <text:p text:style-name="P15"><text:placeholder text:placeholder-type="text">&lt;translate_static('Totale', user.lang)&gt;</text:placeholder></text:p>
          </table:table-cell>
          <table:covered-table-cell/>
          <table:table-cell table:style-name="Tabella2.C6" table:number-columns-spanned="2" office:value-type="string">
            <text:p text:style-name="P72"><text:placeholder text:placeholder-type="text">&lt;sum([material.quantity/o.cycle for material in o.bom_material_ids])&gt;</text:placeholder><text:soft-page-break/></text:p>
          </table:table-cell>
          <table:covered-table-cell/>
          <table:table-cell table:style-name="Tabella2.E6" table:number-columns-spanned="2" office:value-type="string">
            <text:p text:style-name="P73"><text:placeholder text:placeholder-type="text">&lt;'' and (o.product_qty / o.cycle)&gt;</text:placeholder></text:p>
          </table:table-cell>
          <table:covered-table-cell/>
          <table:table-cell table:style-name="Tabella2.G6" table:number-columns-spanned="2" office:value-type="string">
            <text:p text:style-name="P74"/>
          </table:table-cell>
          <table:covered-table-cell/>
          <table:table-cell table:style-name="Tabella2.I6" table:number-columns-spanned="3" office:value-type="string">
            <text:p text:style-name="P74"/>
          </table:table-cell>
          <table:covered-table-cell/>
          <table:covered-table-cell/>
        </table:table-row>
        <table:table-row>
          <table:table-cell table:style-name="Tabella2.A7" table:number-columns-spanned="11" office:value-type="string">
            <text:p text:style-name="P8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table:number-columns-spanned="11" office:value-type="string">
            <text:p text:style-name="P84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office:value-type="string">
            <text:p text:style-name="P34">Cod<text:span text:style-name="T13">igo</text:span> </text:p>
          </table:table-cell>
          <table:table-cell table:style-name="Tabella2.B9" table:number-columns-spanned="2" office:value-type="string">
            <text:p text:style-name="P34">Componente</text:p>
          </table:table-cell>
          <table:covered-table-cell/>
          <table:table-cell table:style-name="Tabella2.D9" table:number-columns-spanned="2" office:value-type="string">
            <text:p text:style-name="P34">K<text:span text:style-name="T12">g.</text:span></text:p>
          </table:table-cell>
          <table:covered-table-cell/>
          <table:table-cell table:style-name="Tabella2.F9" table:number-columns-spanned="2" office:value-type="string">
            <text:p text:style-name="P35">S<text:span text:style-name="T12">acos</text:span></text:p>
          </table:table-cell>
          <table:covered-table-cell/>
          <table:table-cell table:style-name="Tabella2.H9" table:number-columns-spanned="2" office:value-type="string">
            <text:p text:style-name="P35">Kg.</text:p>
          </table:table-cell>
          <table:covered-table-cell/>
          <table:table-cell table:style-name="Tabella2.J9" office:value-type="string">
            <text:p text:style-name="P35">NOTAS</text:p>
          </table:table-cell>
          <table:table-cell table:style-name="Tabella2.K9" office:value-type="string">
            <text:p text:style-name="P34">Modificación</text:p>
          </table:table-cell>
        </table:table-row>
        <table:table-row>
          <table:table-cell table:style-name="Tabella2.A10" table:number-columns-spanned="11" office:value-type="string">
            <text:p text:style-name="P85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office:value-type="string">
            <text:p text:style-name="P89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11" table:number-columns-spanned="2" office:value-type="string">
            <text:p text:style-name="P88"><text:placeholder text:placeholder-type="text">&lt;material.product_id.name&gt;</text:placeholder></text:p>
          </table:table-cell>
          <table:covered-table-cell/>
          <table:table-cell table:style-name="Tabella2.D11" table:number-columns-spanned="2" office:value-type="string">
            <text:p text:style-name="P71"><text:placeholder text:placeholder-type="text">&lt;formatLang(material.quantity / o.cycle)&gt;</text:placeholder></text:p>
          </table:table-cell>
          <table:covered-table-cell/>
          <table:table-cell table:style-name="Tabella2.F13" table:number-columns-spanned="2" office:value-type="string">
            <text:p text:style-name="P31"/>
          </table:table-cell>
          <table:covered-table-cell/>
          <table:table-cell table:style-name="Tabella2.H13" table:number-columns-spanned="2" office:value-type="string">
            <text:p text:style-name="P31"/>
          </table:table-cell>
          <table:covered-table-cell/>
          <table:table-cell table:style-name="Tabella2.J11" office:value-type="string">
            <text:p text:style-name="P31"/>
          </table:table-cell>
          <table:table-cell table:style-name="Tabella2.K11" office:value-type="string">
            <text:p text:style-name="P30"/>
          </table:table-cell>
        </table:table-row>
        <table:table-row>
          <table:table-cell table:style-name="Tabella2.A12" table:number-columns-spanned="11" office:value-type="string">
            <text:p text:style-name="P74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3" office:value-type="string">
            <text:p text:style-name="P15"><text:placeholder text:placeholder-type="text">&lt;translate_static('Totale', user.lang)&gt;</text:placeholder></text:p>
          </table:table-cell>
          <table:covered-table-cell/>
          <table:covered-table-cell/>
          <table:table-cell table:style-name="Tabella2.D13" table:number-columns-spanned="2" office:value-type="string">
            <text:p text:style-name="P72"><text:placeholder text:placeholder-type="text">&lt;sum([material.quantity/o.cycle for material in o.bom_material_ids])&gt;</text:placeholder></text:p>
          </table:table-cell>
          <table:covered-table-cell/>
          <table:table-cell table:style-name="Tabella2.F13" table:number-columns-spanned="2" office:value-type="string">
            <text:p text:style-name="P73"><text:placeholder text:placeholder-type="text">&lt;'' and (o.product_qty / o.cycle)&gt;</text:placeholder></text:p>
          </table:table-cell>
          <table:covered-table-cell/>
          <table:table-cell table:style-name="Tabella2.H13" table:number-columns-spanned="2" office:value-type="string">
            <text:p text:style-name="P31"/>
          </table:table-cell>
          <table:covered-table-cell/>
          <table:table-cell table:style-name="Tabella2.J13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2.A14" table:number-columns-spanned="11" office:value-type="string">
            <text:p text:style-name="P8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8"><text:s/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 table:number-columns-repeated="6"/>
        <table:table-row>
          <table:table-cell table:style-name="Tabella3.A1" office:value-type="string">
            <text:p text:style-name="P8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8" office:value-type="string">
            <text:p text:style-name="P16"><text:placeholder text:placeholder-type="text">&lt;translate_static('Quantità prodotta', user.lang)&gt;</text:placeholder><text:span text:style-name="T9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8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8" office:value-type="string">
            <text:p text:style-name="P8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8" office:value-type="string">
            <text:p text:style-name="P16"><text:placeholder text:placeholder-type="text">&lt;translate_static('Analisi', user.lang)&gt;</text:placeholder><text:span text:style-name="T9">: </text:span></text:p>
            <text:p text:style-name="P22"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Operatori', user.lang)&gt;</text:placeholder><text:span text:style-name="T9">: </text:span></text:p>
          </table:table-cell>
          <table:table-cell table:style-name="Tabella3.A2" table:number-columns-spanned="4" office:value-type="string">
            <text:p text:style-name="P16"><text:placeholder text:placeholder-type="text">&lt;translate_static('Macchine', user.lang)&gt;</text:placeholder><text:span text:style-name="T9">: </text:span></text:p>
          </table:table-cell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Note lavorazione', user.lang)&gt;</text:placeholder></text:span><text:span text:style-name="T7">: </text:span><text:line-break/><text:soft-page-break/><text:span text:style-name="T5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Tempo miscelaz.', user.lang)&gt;</text:placeholder></text:span><text:soft-page-break/><text:span text:style-name="T7">: </text:span><text:s/><text:span text:style-name="T5"><text:placeholder text:placeholder-type="text">&lt;get_parameter('parameter_time_misc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16"><text:placeholder text:placeholder-type="text">&lt;translate_static('Note', user.lang)&gt;</text:placeholder><text:span text:style-name="T9">: </text:span></text:p>
            <text:p text:style-name="P10"><text:placeholder text:placeholder-type="text">&lt;o.lavoration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16"><text:placeholder text:placeholder-type="text">&lt;translate_static('Aspirazione', user.lang)&gt;</text:placeholder><text:span text:style-name="T9">: </text:span></text:p>
            <text:p text:style-name="P21"><text:placeholder text:placeholder-type="text">&lt;get_parameter('parameter_aspiration'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79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2" office:value-type="string">
            <text:p text:style-name="P32">CICLOS</text:p>
          </table:table-cell>
          <table:covered-table-cell/>
          <table:table-cell table:style-name="Tabella3.A9" office:value-type="string">
            <text:p text:style-name="P38">1</text:p>
          </table:table-cell>
          <table:table-cell table:style-name="Tabella3.A9" office:value-type="string">
            <text:p text:style-name="P40">2</text:p>
          </table:table-cell>
          <table:table-cell table:style-name="Tabella3.A9" office:value-type="string">
            <text:p text:style-name="P40">3</text:p>
          </table:table-cell>
          <table:table-cell table:style-name="Tabella3.A9" office:value-type="string">
            <text:p text:style-name="P40">4</text:p>
          </table:table-cell>
          <table:table-cell table:style-name="Tabella3.A9" office:value-type="string">
            <text:p text:style-name="P40">5</text:p>
          </table:table-cell>
          <table:table-cell table:style-name="Tabella3.A9" office:value-type="string">
            <text:p text:style-name="P40">6</text:p>
          </table:table-cell>
          <table:table-cell table:style-name="Tabella3.I9" office:value-type="string">
            <text:p text:style-name="P40">7</text:p>
          </table:table-cell>
        </table:table-row>
        <table:table-row>
          <table:table-cell table:style-name="Tabella3.A2" table:number-columns-spanned="2" office:value-type="string">
            <text:p text:style-name="P36">I<text:span text:style-name="T11">nicio</text:span></text:p>
          </table:table-cell>
          <table:covered-table-cell/>
          <table:table-cell table:style-name="Tabella3.A2" office:value-type="string">
            <text:p text:style-name="P36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B2" office:value-type="string">
            <text:p text:style-name="P33"/>
          </table:table-cell>
        </table:table-row>
        <table:table-row>
          <table:table-cell table:style-name="Tabella3.A2" table:number-columns-spanned="2" office:value-type="string">
            <text:p text:style-name="P41">Fin ciclo</text:p>
          </table:table-cell>
          <table:covered-table-cell/>
          <table:table-cell table:style-name="Tabella3.A2" office:value-type="string">
            <text:p text:style-name="P37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B2" office:value-type="string">
            <text:p text:style-name="P33"/>
          </table:table-cell>
        </table:table-row>
        <table:table-row>
          <table:table-cell table:style-name="Tabella3.A2" table:number-columns-spanned="2" office:value-type="string">
            <text:p text:style-name="P36">C<text:span text:style-name="T11">antidad ciclo</text:span></text:p>
          </table:table-cell>
          <table:covered-table-cell/>
          <table:table-cell table:style-name="Tabella3.A2" office:value-type="string">
            <text:p text:style-name="P36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B2" office:value-type="string">
            <text:p text:style-name="P33"/>
          </table:table-cell>
        </table:table-row>
        <table:table-row>
          <table:table-cell table:style-name="Tabella3.A2" table:number-columns-spanned="2" office:value-type="string">
            <text:p text:style-name="P39">S<text:span text:style-name="T11">acos de reciclo</text:span> <text:span text:style-name="T11">x</text:span> <text:span text:style-name="T11">ciclo</text:span></text:p>
          </table:table-cell>
          <table:covered-table-cell/>
          <table:table-cell table:style-name="Tabella3.A2" office:value-type="string">
            <text:p text:style-name="P39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B2" office:value-type="string">
            <text:p text:style-name="P33"/>
          </table:table-cell>
        </table:table-row>
        <table:table-row>
          <table:table-cell table:style-name="Tabella3.B2" table:number-columns-spanned="9" office:value-type="string">
            <text:p text:style-name="P7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79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20"><text:placeholder text:placeholder-type="text">&lt;translate_static('Verifica bonifica', user.lang)&gt;</text:placeholder><text:span text:style-name="T9">: </text:span></text:p>
            <text:p text:style-name="P20"><text:placeholder text:placeholder-type="text">&lt;o.bonific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20"><text:placeholder text:placeholder-type="text">&lt;translate_static('Silos stoccaggio', user.lang)&gt;</text:placeholder><text:span text:style-name="T9">: </text:span></text:p>
            <text:p text:style-name="P20"><text:placeholder text:placeholder-type="text">&lt;o.silos_not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7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7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4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69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67">[<text:placeholder text:placeholder-type="text">&lt;o.product.default_code&gt;</text:placeholder>]</text:p>
            <text:p text:style-name="P67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67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67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19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8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7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7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7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7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74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75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76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56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58"/>
      <text:p text:style-name="P57">Legenda: Q.C.P. = Quality Control Passed</text:p>
      <text:p text:style-name="P77"><text:placeholder text:placeholder-type="text">&lt;/if&gt;</text:placeholder></text:p>
      <text:p text:style-name="P78"><text:placeholder text:placeholder-type="text">&lt;if test="'' and get_security_loaded(o)"&gt;</text:placeholder></text:p>
      <text:p text:style-name="P65">(NON USATO PER ORA COMPLETATO CON VERSIONE PIU' COMPLETA DOPO)</text:p>
      <text:p text:style-name="P53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table:number-columns-spanned="4" office:value-type="string">
            <text:p text:style-name="P50">SCHEDA DI SICUREZZA</text:p>
          </table:table-cell>
          <table:covered-table-cell/>
          <table:covered-table-cell/>
          <table:covered-table-cell/>
        </table:table-row>
        <table:table-row>
          <table:table-cell table:style-name="Tabella6.A2" office:value-type="string">
            <text:p text:style-name="P50">Codice prodotto</text:p>
          </table:table-cell>
          <table:table-cell table:style-name="Tabella6.A2" office:value-type="string">
            <text:p text:style-name="P50">Pericolosità H</text:p>
          </table:table-cell>
          <table:table-cell table:style-name="Tabella6.A2" office:value-type="string">
            <text:p text:style-name="P50">Comportamento P</text:p>
          </table:table-cell>
          <table:table-cell table:style-name="Tabella6.D2" office:value-type="string">
            <text:p text:style-name="P50">Attrezzatura DPI</text:p>
          </table:table-cell>
        </table:table-row>
        <table:table-row>
          <table:table-cell table:style-name="Tabella6.A3" table:number-columns-spanned="4" office:value-type="string">
            <text:p text:style-name="P81"><text:placeholder text:placeholder-type="text">&lt;for each="security in get_security_loaded(o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4" office:value-type="string">
            <text:p text:style-name="P83"><text:placeholder text:placeholder-type="text">&lt;security['product'].default_code or security['product'].name&gt;</text:placeholder></text:p>
          </table:table-cell>
          <table:table-cell table:style-name="Tabella6.B4" office:value-type="string">
            <text:p text:style-name="P82"><text:placeholder text:placeholder-type="text">&lt;security['H']&gt;</text:placeholder></text:p>
          </table:table-cell>
          <table:table-cell table:style-name="Tabella6.C4" office:value-type="string">
            <text:p text:style-name="P82"><text:placeholder text:placeholder-type="text">&lt;security['P']&gt;</text:placeholder></text:p>
          </table:table-cell>
          <table:table-cell table:style-name="Tabella6.D4" office:value-type="string">
            <text:p text:style-name="P82"><text:placeholder text:placeholder-type="text">&lt;security['DPI']&gt;</text:placeholder></text:p>
          </table:table-cell>
        </table:table-row>
        <table:table-row>
          <table:table-cell table:style-name="Tabella6.A5" table:number-columns-spanned="4" office:value-type="string">
            <text:p text:style-name="P81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3"><text:placeholder text:placeholder-type="text">&lt;/if&gt;</text:placeholder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42"><text:span text:style-name="T14">SCHEDA</text:span> DI SICUREZZA</text:p>
          </table:table-cell>
        </table:table-row>
      </table:table>
      <text:p text:style-name="P60"><text:placeholder text:placeholder-type="text">&lt;for each="secure_material, secure_advice, secure_rate, security_symbol, security_equipment in get_security_object(o)"&gt;</text:placeholder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43">Materiali utilizzati</text:p>
          </table:table-cell>
          <table:table-cell table:style-name="Tabella7.A1" office:value-type="string">
            <text:p text:style-name="P44">%</text:p>
          </table:table-cell>
          <table:table-cell table:style-name="Tabella7.A1" office:value-type="string">
            <text:p text:style-name="P45">Indicazioni H</text:p>
          </table:table-cell>
          <table:table-cell table:style-name="Tabella7.A1" office:value-type="string">
            <text:p text:style-name="P46">Sicurezza</text:p>
          </table:table-cell>
          <table:table-cell table:style-name="Tabella7.E1" office:value-type="string">
            <text:p text:style-name="P47">Equipaggiamento</text:p>
          </table:table-cell>
        </table:table-row>
        <table:table-row>
          <table:table-cell table:style-name="Tabella7.A2" table:number-columns-spanned="5" office:value-type="string">
            <text:p text:style-name="P60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3" office:value-type="string">
            <text:p text:style-name="P90"><text:span text:style-name="T15"><text:placeholder text:placeholder-type="text">&lt;material.default_code or ''&gt;</text:placeholder></text:span> - <text:placeholder text:placeholder-type="text">&lt;material.name&gt;</text:placeholder></text:p>
          </table:table-cell>
          <table:table-cell table:style-name="Tabella7.B3" office:value-type="string">
            <text:p text:style-name="P91"><text:placeholder text:placeholder-type="text">&lt;round(secure_rate.get(material, 0.0), 2)&gt;</text:placeholder> % </text:p>
          </table:table-cell>
          <table:table-cell table:style-name="Tabella7.C3" office:value-type="string">
            <text:p text:style-name="P90"><text:span text:style-name="T16"><text:placeholder text:placeholder-type="text">&lt;if test="len(material.term_h_ids)"&gt;</text:placeholder></text:span><text:placeholder text:placeholder-type="text">&lt;', '.join([t.name for t in material.term_h_ids])&gt;</text:placeholder><text:span text:style-name="T16"><text:placeholder text:placeholder-type="text">&lt;/if&gt;</text:placeholder></text:span><text:span text:style-name="T16"><text:placeholder text:placeholder-type="text">&lt;if test="not len(material.term_h_ids)"&gt;</text:placeholder></text:span><text:span text:style-name="T17">[</text:span><text:span text:style-name="T18">NON TROVAT</text:span><text:span text:style-name="T17">O]</text:span><text:span text:style-name="T16"><text:placeholder text:placeholder-type="text">&lt;/if&gt;</text:placeholder></text:span></text:p>
          </table:table-cell>
          <table:table-cell table:style-name="Tabella7.D3" office:value-type="string">
            <text:p text:style-name="P95"><text:placeholder text:placeholder-type="text">&lt;for each="symbol in material.symbol_ids"&gt;</text:placeholder><draw:frame draw:style-name="fr3" draw:name="image: asimage(symbol.image)" text:anchor-type="as-char" svg:width="0.799cm" style:rel-width="20%" svg:height="0.801cm" style:rel-height="scale-min" draw:z-index="3"><draw:text-box><text:p text:style-name="P51"/></draw:text-box></draw:frame><text:placeholder text:placeholder-type="text">&lt;/for&gt;</text:placeholder></text:p>
          </table:table-cell>
          <table:table-cell table:style-name="Tabella7.E3" office:value-type="string">
            <text:p text:style-name="P95"><draw:frame draw:style-name="fr3" draw:name="image: asimage(material.protection_eye_id.image)" text:anchor-type="as-char" svg:width="0.79cm" style:rel-width="18%" svg:height="0.79cm" style:rel-height="scale-min" draw:z-index="4"><draw:text-box><text:p text:style-name="P51"/></draw:text-box></draw:frame><draw:frame draw:style-name="fr3" draw:name="image: asimage(material.protection_skin_id.image )" text:anchor-type="as-char" svg:width="0.79cm" style:rel-width="18%" svg:height="0.79cm" style:rel-height="scale-min" draw:z-index="5"><draw:text-box><text:p text:style-name="P51"/></draw:text-box></draw:frame><draw:frame draw:style-name="fr3" draw:name="image: asimage(material.protection_hand_id.image   )" text:anchor-type="as-char" svg:width="0.79cm" style:rel-width="18%" svg:height="0.79cm" style:rel-height="scale-min" draw:z-index="6"><draw:text-box><text:p text:style-name="P51"/></draw:text-box></draw:frame><draw:frame draw:style-name="fr3" draw:name="image:  asimage(material.protection_air_id.image )" text:anchor-type="as-char" svg:width="0.79cm" style:rel-width="18%" svg:height="0.79cm" style:rel-height="scale-min" draw:z-index="7"><draw:text-box><text:p text:style-name="P51"/></draw:text-box></draw:frame><draw:frame draw:style-name="fr3" draw:name="image: asimage(material.protection_body_id.image     )" text:anchor-type="as-char" svg:width="0.79cm" style:rel-width="18%" svg:height="0.79cm" style:rel-height="scale-min" draw:z-index="8"><draw:text-box><text:p text:style-name="P51"/></draw:text-box></draw:frame><draw:frame draw:style-name="fr3" draw:name="image: asimage(material.protection_foot_id.image       )" text:anchor-type="as-char" svg:width="0.79cm" style:rel-width="18%" svg:height="0.79cm" style:rel-height="scale-min" draw:z-index="9"><draw:text-box><text:p text:style-name="P51"/></draw:text-box></draw:frame></text:p>
          </table:table-cell>
        </table:table-row>
        <table:table-row table:style-name="Tabella7.4">
          <table:table-cell table:style-name="Tabella7.A4" table:number-columns-spanned="5" office:value-type="string">
            <text:p text:style-name="P96"><text:placeholder text:placeholder-type="text">&lt;if test="any((material.protection_eye_text, material.protection_skin_text,  material.protection_hand_text, material.protection_air_text, material.protection_body_text, material.protection_foot_text))"&gt;</text:placeholder><text:placeholder text:placeholder-type="text">&lt;'[OCCHI: %s] [PELLE: %s] [MANI: %s] [VIE RESP. %s] [TUTA: %s] [SCARPE: %s]' % (material.protection_eye_text or '/', material.protection_skin_text or '/', material.protection_hand_text or '/', material.protection_air_text or '/', material.protection_body_text or '/', material.protection_foot_text or '/')&gt;</text:placeholder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5" table:number-columns-spanned="5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2"/>
      <table:table table:name="Tabella9" table:style-name="Tabella9">
        <table:table-column table:style-name="Tabella9.A"/>
        <table:table-column table:style-name="Tabella9.B"/>
        <table:table-row>
          <table:table-cell table:style-name="Tabella9.A1" table:number-columns-spanned="2" office:value-type="string">
            <text:p text:style-name="P45">Accorgimenti (H):</text:p>
          </table:table-cell>
          <table:covered-table-cell/>
        </table:table-row>
        <table:table-row>
          <table:table-cell table:style-name="Tabella9.A2" table:number-columns-spanned="2" office:value-type="string">
            <text:p text:style-name="P60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9.A3" office:value-type="string">
            <text:p text:style-name="P92"><text:placeholder text:placeholder-type="text">&lt;advice.name&gt;</text:placeholder></text:p>
          </table:table-cell>
          <table:table-cell table:style-name="Tabella9.B3" office:value-type="string">
            <text:p text:style-name="P92"><text:placeholder text:placeholder-type="text">&lt;advice.note&gt;</text:placeholder></text:p>
          </table:table-cell>
        </table:table-row>
        <table:table-row>
          <table:table-cell table:style-name="Tabella9.A4" table:number-columns-spanned="2" office:value-type="string">
            <text:p text:style-name="P60"><text:placeholder text:placeholder-type="text">&lt;/for&gt;</text:placeholder></text:p>
          </table:table-cell>
          <table:covered-table-cell/>
        </table:table-row>
      </table:table>
      <text:p text:style-name="P93"><text:placeholder text:placeholder-type="text">&lt;if test="False"&gt;</text:placeholder></text:p>
      <text:p text:style-name="P97">NASCOSTO PER ORA:</text:p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48">Etichette pericolosità:</text:p>
          </table:table-cell>
        </table:table-row>
        <table:table-row>
          <table:table-cell table:style-name="Tabella10.A2" office:value-type="string">
            <text:p text:style-name="P61"><text:placeholder text:placeholder-type="text">&lt;for each="symbol in security_symbol"&gt;</text:placeholder><draw:frame draw:style-name="fr4" draw:name="Cornice1" text:anchor-type="as-char" svg:width="1.981cm" style:rel-width="10%" svg:height="1.981cm" style:rel-height="scale-min" draw:z-index="10"><draw:text-box><text:p text:style-name="P51"/></draw:text-box></draw:frame> <text:placeholder text:placeholder-type="text">&lt;/for&gt;</text:placeholder></text:p>
          </table:table-cell>
        </table:table-row>
      </table:table>
      <text:p text:style-name="P94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49">Equipaggiamento:</text:p>
          </table:table-cell>
        </table:table-row>
        <table:table-row>
          <table:table-cell table:style-name="Tabella11.A2" office:value-type="string">
            <text:p text:style-name="P61"><text:placeholder text:placeholder-type="text">&lt;for each="symbol in security_equipment"&gt;</text:placeholder><draw:frame draw:style-name="fr4" draw:name="Cornice2" text:anchor-type="as-char" svg:width="1.981cm" style:rel-width="10%" svg:height="1.981cm" style:rel-height="scale-min" draw:z-index="11"><draw:text-box><text:p text:style-name="P51"/></draw:text-box></draw:frame> <text:placeholder text:placeholder-type="text">&lt;/for&gt;</text:placeholder></text:p>
          </table:table-cell>
        </table:table-row>
      </table:table>
      <text:p text:style-name="P86"><text:placeholder text:placeholder-type="text">&lt;/if&gt;</text:placeholder></text:p>
      <text:p text:style-name="P60"><text:placeholder text:placeholder-type="text">&lt;/for&gt;</text:placeholder></text:p>
      <text:p text:style-name="P26"><text:placeholder text:placeholder-type="text">&lt;if test="len(objects)&gt;1 and o.id!=objects[-1].id"&gt;</text:placeholder></text:p>
      <text:p text:style-name="P87"/>
      <text:p text:style-name="P59"><text:placeholder text:placeholder-type="text">&lt;/if&gt;</text:placeholder></text:p>
      <text:p text:style-name="P55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16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8</text:page-number> di <text:page-count>8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24T10:31:11.742458546</dc:date>
    <meta:editing-duration>P1DT20H2M36S</meta:editing-duration>
    <meta:editing-cycles>353</meta:editing-cycles>
    <meta:generator>LibreOffice/4.3.3.2$Linux_X86_64 LibreOffice_project/430m0$Build-2</meta:generator>
    <dc:creator>thebrush </dc:creator>
    <meta:document-statistic meta:table-count="11" meta:image-count="0" meta:object-count="0" meta:page-count="8" meta:paragraph-count="170" meta:word-count="518" meta:character-count="6398" meta:non-whitespace-character-count="6037"/>
    <meta:user-defined meta:name="Info 1"/>
    <meta:user-defined meta:name="Info 2"/>
    <meta:user-defined meta:name="Info 3"/>
    <meta:user-defined meta:name="Info 4"/>
  </office:meta>
</office:document-meta>
</file>